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ControlImpl.parseProperties( String properties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ControlImpl.on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ControlImpl.getConnectionFromDriverManager( String dbDriverClassName , String dbUrlStr , String userName , String password , String properties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ControlImpl.setConnection( Connection c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ControlImpl.setTypeMappers( TypeMapper [ ] typeMapp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ControlImpl.onAcqui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ControlImpl.cleanupConne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ControlImpl.loadConnectionAnnotation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ControlImpl.execPreparedStatement( Method method , Object [ ] args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JdbcControlImpl.getConnectionFromDataSource( String jndiName , Class &lt; ? extends JdbcControl . JndiContextFactory &gt; jndi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dbcControlImpl.setConnectionOp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dbcControlImpl.invoke( Method method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ControlImpl.JdbcContro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dbcControlImpl.get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ControlImpl.getConne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dbcControlImpl.getDataSource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ntrolImpl.setDataSourceCalendar(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